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fo:font-size="14pt" style:text-underline-style="none" fo:font-weight="normal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4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 style:list-style-name="List_20_1" style:master-page-name="">
      <style:paragraph-properties fo:margin-left="1.217cm" fo:margin-right="0cm" fo:text-align="start" style:justify-single-word="false" fo:text-indent="-0.4cm" style:auto-text-indent="false" style:page-number="auto">
        <style:tab-stops/>
      </style:paragraph-properties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style="italic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font-size="16pt"/>
    </style:style>
    <style:style style:name="T1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fo:font-size="16pt" style:text-underline-style="none" fo:font-weight="normal" style:font-size-asian="16pt" style:font-weight-asian="bold" style:font-size-complex="16pt" style:font-weight-complex="bold"/>
    </style:style>
    <style:style style:name="T13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6" style:family="text">
      <style:text-properties style:font-weight-asian="bold"/>
    </style:style>
    <style:style style:name="T17" style:family="text">
      <style:text-properties style:font-weight-complex="bold"/>
    </style:style>
    <style:style style:name="T18" style:family="text">
      <style:text-properties style:font-size-asian="16pt"/>
    </style:style>
    <style:style style:name="T19" style:family="text">
      <style:text-properties style:font-size-complex="16pt"/>
    </style:style>
    <style:style style:name="T20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synoptique</text:p>
      <text:p text:style-name="P2"/>
      <text:p text:style-name="P3"/>
      <text:list xml:id="list41572512" text:style-name="L1">
        <text:list-item>
          <text:p text:style-name="P10"><text:span text:style-name="T5">Groupe : </text:span><text:span text:style-name="T3">Pierre-Loup Sardo et Nicolas Klarsfeld.</text:span></text:p>
        </text:list-item>
      </text:list>
      <text:p text:style-name="P6"/>
      <text:list xml:id="list42160331" text:continue-numbering="true" text:style-name="L1">
        <text:list-item>
          <text:p text:style-name="P10"><text:span text:style-name="T5">Sujet : </text:span><text:span text:style-name="T1">Les jeux impartiaux.</text:span></text:p>
        </text:list-item>
      </text:list>
      <text:p text:style-name="P6"/>
      <text:list xml:id="list42158929" text:continue-numbering="true" text:style-name="L1">
        <text:list-item>
          <text:p text:style-name="P4">Description du TIPE:</text:p>
        </text:list-item>
      </text:list>
      <text:p text:style-name="P13"><text:span text:style-name="T3"><text:tab/>Nous nous sommes d'abord interressés à </text:span><text:span text:style-name="T2">la théorie générale des jeux impartiaux, </text:span><text:span text:style-name="T3">en particulier nous avons prouvé le </text:span><text:span text:style-name="T2">théorème de Sprague-Grundy</text:span><text:span text:style-name="T3">.</text:span><text:span text:style-name="T2"> </text:span></text:p>
      <text:p text:style-name="P13"><text:span text:style-name="T2"><text:tab/>N</text:span><text:span text:style-name="T3">ous avons ensuite créé un jeu et un programme d'intelligence artificielle jouant au </text:span><text:span text:style-name="T2">jeu de nim</text:span><text:span text:style-name="T3">. </text:span></text:p>
      <text:p text:style-name="P13"><text:span text:style-name="T3"><text:tab/>Nous nous sommes ensuite penchés sur l'étude de la périodicité des </text:span><text:span text:style-name="T2">jeux de nims avec contraintes, </text:span><text:span text:style-name="T3">à l'aide d'un programme de recherche de période dans une suite que nous avons élaboré.</text:span></text:p>
      <text:p text:style-name="P14"><text:span text:style-name="T3"><text:tab/>Enfin nous avons commencé à étudier le </text:span><text:span text:style-name="T2">jeu du chocolat,</text:span><text:span text:style-name="T3"> et nous avons débuté un programme permettant de l'étudier.</text:span></text:p>
      <text:p text:style-name="P6"/>
      <text:list xml:id="list41573002" text:style-name="L2">
        <text:list-item>
          <text:p text:style-name="P5">Obstacles rencontrés :</text:p>
        </text:list-item>
      </text:list>
      <text:list xml:id="list41561341" text:style-name="L3">
        <text:list-item>
          <text:p text:style-name="P8">Le choix du sujet (hésitation avec le jeu de la vie et autres automates finis, et lien jeux-nombres surréels)</text:p>
        </text:list-item>
        <text:list-item>
          <text:p text:style-name="P11"><text:span text:style-name="T3">Programmation caml</text:span><text:span text:style-name="T5"> : - </text:span><text:span text:style-name="T3">écrire dans un fichier sans effacer son contenu.</text:span></text:p>
          <text:p text:style-name="P7">- choix du codage d'une position du jeu du chocolat.</text:p>
        </text:list-item>
      </text:list>
      <text:p text:style-name="P3"/>
      <text:list xml:id="list41557666" text:style-name="List_20_1">
        <text:list-item>
          <text:p text:style-name="P20">Approfondissenments envisageables :</text:p>
        </text:list-item>
      </text:list>
      <text:list xml:id="list41563661" text:style-name="L4">
        <text:list-item>
          <text:list>
            <text:list-item>
              <text:p text:style-name="P12"><text:span text:style-name="T3">Terminer un programme "général" des jeux impartiaux permettant de créer de nouveaux jeux impartiaux, trouver les nimbers associés à leurs positions, et</text:span><text:span text:style-name="T4"> jouer à des sommes de jeux.</text:span></text:p>
            </text:list-item>
            <text:list-item>
              <text:p text:style-name="P9">Trouver une règle général pour trouver la périodicité d'un nim contraint autrement qu'algorithmiquement.</text:p>
            </text:list-item>
            <text:list-item>
              <text:p text:style-name="P12"><text:span text:style-name="T4">Créer une version itérative, plus efficace algorithmiquement que la version récursive, pour trouver la valeur des positions du jeu du chocolat.</text:span></text:p>
            </text:list-item>
          </text:list>
        </text:list-item>
      </text:list>
      <text:p text:style-name="P19"><text:span text:style-name="T11"/></text:p>
      <text:list xml:id="list42170177" text:continue-numbering="true" text:style-name="L4">
        <text:list-item>
          <text:p text:style-name="P15"><text:span text:style-name="T7">Sources :</text:span></text:p>
          <text:p text:style-name="P15"><text:span text:style-name="T7">- Article : </text:span><text:span text:style-name="T8">Delahaye JL, </text:span><text:span text:style-name="T9">Stratégies magiques au pays de Nim</text:span><text:span text:style-name="T8">, Pour la Science, mars 2009, n° 307, p 88-93 </text:span></text:p>
          <text:p text:style-name="P15"><text:span text:style-name="T8">- </text:span><text:span text:style-name="T7">Internet </text:span><text:span text:style-name="T8">: Tipe d'Antoine Taveneaux : </text:span><text:a xlink:type="simple" xlink:href="http://perso.ens-lyon.fr/antoine.taveneaux/ant/travaux/TIPE-nime.pdf">http://perso.ens-lyon.fr/antoine.taveneaux/ant/travaux/TIPE-nime.pdf</text:a></text:p>
          <text:p text:style-name="P15"><text:span text:style-name="T8">- </text:span><text:span text:style-name="T7">Livre : "</text:span><text:span text:style-name="T8">Problem solving strategies", d'Arthur Engel, chapitre "jeux".</text:span></text:p>
        </text:list-item>
      </text:list>
      <text:p text:style-name="P18"><text:span text:style-name="T6"><text:tab/></text:span></text:p>
      <text:p text:style-name="P16"><text:s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3M07S</meta:editing-duration>
    <meta:editing-cycles>4</meta:editing-cycles>
    <meta:generator>OpenOffice.org/3.2$Win32 OpenOffice.org_project/320m12$Build-9483</meta:generator>
    <dc:date>2010-06-13T22:05:56.94</dc:date>
    <dc:creator>Nicolas Klarsfeld</dc:creator>
    <meta:document-statistic meta:table-count="0" meta:image-count="0" meta:object-count="0" meta:page-count="1" meta:paragraph-count="22" meta:word-count="268" meta:character-count="1681"/>
    <meta:user-defined meta:name="Info 1"/>
    <meta:user-defined meta:name="Info 2"/>
    <meta:user-defined meta:name="Info 3"/>
    <meta:user-defined meta:name="Info 4"/>
  </office:meta>
</office:document-meta>
</file>